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b8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b8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b8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b8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75cm"/>
    </style:style>
    <style:style style:name="gr7" style:family="graphic" style:parent-style-name="standard">
      <style:graphic-properties svg:stroke-color="#808080" draw:textarea-horizontal-align="center" draw:textarea-vertical-align="middle"/>
    </style:style>
    <style:style style:name="gr8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9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b8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b8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b8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00b8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>
      <style:graphic-properties draw:stroke="solid" svg:stroke-width="0.1cm" svg:stroke-color="#00800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svg:stroke-width="0.1cm" svg:stroke-color="#008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fill="solid" draw:fill-color="#e6e6ff" draw:opacity="50%" draw:textarea-horizontal-align="center" draw:textarea-vertical-align="middle" draw:shadow-opacity="50%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Roman No9 L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24pt" style:language-asian="zxx" style:country-asian="none" style:font-style-asian="normal" style:font-weight-asian="normal" style:font-family-complex="Tahoma, Lucidasans, 'Lucida Sans', 'Arial Unicode MS'" style:font-pitch-complex="variable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indent="0cm"/>
      <style:text-properties fo:color="#0000ff" fo:font-size="24pt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color="#0000ff" fo:font-size="12pt" fo:font-weight="bold"/>
    </style:style>
    <style:style style:name="T1" style:family="text">
      <style:text-properties fo:font-size="12pt"/>
    </style:style>
    <style:style style:name="T2" style:family="text">
      <style:text-properties fo:color="#0000ff" fo:font-size="24pt" fo:font-weight="bold"/>
    </style:style>
    <style:style style:name="T3" style:family="text">
      <style:text-properties fo:color="#0000ff" fo:font-size="12pt" fo:font-weight="bold"/>
    </style:style>
    <style:style style:name="T4" style:family="text">
      <style:text-properties fo:color="#ff0000" fo:font-size="12pt" fo:font-weight="bold"/>
    </style:style>
    <style:style style:name="T5" style:family="text">
      <style:text-properties fo:color="#008000" fo:font-size="1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evelTransferOperatorTest" draw:style-name="dp1" draw:master-page-name="Standard">
        <office:forms form:automatic-focus="false" form:apply-design-mode="false"/>
        <draw:g>
          <draw:line draw:style-name="gr1" draw:text-style-name="P1" draw:layer="layout" svg:x1="1.635cm" svg:y1="3.635cm" svg:x2="8.135cm" svg:y2="3.635cm">
            <text:p/>
          </draw:line>
          <draw:line draw:style-name="gr2" draw:text-style-name="P1" draw:layer="layout" svg:x1="1.135cm" svg:y1="8.154cm" svg:x2="8.635cm" svg:y2="8.154cm">
            <text:p/>
          </draw:line>
          <draw:line draw:style-name="gr3" draw:text-style-name="P1" draw:layer="layout" svg:x1="2.635cm" svg:y1="2.635cm" svg:x2="2.635cm" svg:y2="9.635cm">
            <text:p/>
          </draw:line>
          <draw:line draw:style-name="gr4" draw:text-style-name="P1" draw:layer="layout" svg:x1="7.058cm" svg:y1="2.635cm" svg:x2="7.058cm" svg:y2="9.135cm">
            <text:p/>
          </draw:line>
        </draw:g>
        <draw:frame draw:style-name="gr5" draw:text-style-name="P3" draw:layer="layout" svg:width="0.938cm" svg:height="0.518cm" svg:x="2.635cm" svg:y="8.064cm">
          <draw:text-box>
            <text:p text:style-name="P2"><text:span text:style-name="T1">(true)</text:span></text:p>
          </draw:text-box>
        </draw:frame>
        <draw:frame draw:style-name="gr5" draw:text-style-name="P3" draw:layer="layout" svg:width="1.077cm" svg:height="0.518cm" svg:x="7.058cm" svg:y="8.064cm">
          <draw:text-box>
            <text:p text:style-name="P2"><text:span text:style-name="T1">(false)</text:span></text:p>
          </draw:text-box>
        </draw:frame>
        <draw:frame draw:style-name="gr5" draw:text-style-name="P3" draw:layer="layout" svg:width="0.938cm" svg:height="0.518cm" svg:x="2.635cm" svg:y="3.635cm">
          <draw:text-box>
            <text:p text:style-name="P2"><text:span text:style-name="T1">(true)</text:span></text:p>
          </draw:text-box>
        </draw:frame>
        <draw:frame draw:style-name="gr5" draw:text-style-name="P3" draw:layer="layout" svg:width="0.938cm" svg:height="0.518cm" svg:x="7.058cm" svg:y="3.635cm">
          <draw:text-box>
            <text:p text:style-name="P2"><text:span text:style-name="T1">(true)</text:span></text:p>
          </draw:text-box>
        </draw:frame>
        <draw:frame draw:style-name="gr6" draw:text-style-name="P4" draw:layer="layout" svg:width="0.425cm" svg:height="1.106cm" svg:x="4.56cm" svg:y="5.135cm">
          <draw:text-box>
            <text:p text:style-name="P2"><text:span text:style-name="T2">0</text:span></text:p>
          </draw:text-box>
        </draw:frame>
        <draw:frame draw:style-name="gr6" draw:text-style-name="P4" draw:layer="layout" svg:width="0.425cm" svg:height="1.106cm" svg:x="1.635cm" svg:y="5.136cm">
          <draw:text-box>
            <text:p text:style-name="P2"><text:span text:style-name="T2">1</text:span></text:p>
          </draw:text-box>
        </draw:frame>
        <draw:frame draw:style-name="gr6" draw:text-style-name="P4" draw:layer="layout" svg:width="0.425cm" svg:height="1.106cm" svg:x="7.635cm" svg:y="5.136cm">
          <draw:text-box>
            <text:p text:style-name="P2"><text:span text:style-name="T2">5</text:span></text:p>
          </draw:text-box>
        </draw:frame>
        <draw:frame draw:style-name="gr6" draw:text-style-name="P4" draw:layer="layout" svg:width="0.425cm" svg:height="1.106cm" svg:x="4.561cm" svg:y="2.359cm">
          <draw:text-box>
            <text:p text:style-name="P2"><text:span text:style-name="T2">3</text:span></text:p>
          </draw:text-box>
        </draw:frame>
        <draw:frame draw:style-name="gr6" draw:text-style-name="P4" draw:layer="layout" svg:width="0.425cm" svg:height="1.106cm" svg:x="1.636cm" svg:y="2.36cm">
          <draw:text-box>
            <text:p text:style-name="P2"><text:span text:style-name="T2">2</text:span></text:p>
          </draw:text-box>
        </draw:frame>
        <draw:frame draw:style-name="gr6" draw:text-style-name="P4" draw:layer="layout" svg:width="0.425cm" svg:height="1.106cm" svg:x="7.71cm" svg:y="2.36cm">
          <draw:text-box>
            <text:p text:style-name="P2"><text:span text:style-name="T2">4</text:span></text:p>
          </draw:text-box>
        </draw:frame>
        <draw:frame draw:style-name="gr6" draw:text-style-name="P4" draw:layer="layout" svg:width="0.425cm" svg:height="1.106cm" svg:x="4.561cm" svg:y="8.135cm">
          <draw:text-box>
            <text:p text:style-name="P2"><text:span text:style-name="T2">5</text:span></text:p>
          </draw:text-box>
        </draw:frame>
        <draw:frame draw:style-name="gr6" draw:text-style-name="P4" draw:layer="layout" svg:width="0.425cm" svg:height="1.106cm" svg:x="8.135cm" svg:y="8.136cm">
          <draw:text-box>
            <text:p text:style-name="P2"><text:span text:style-name="T2">5</text:span></text:p>
          </draw:text-box>
        </draw:frame>
        <draw:line draw:style-name="gr7" draw:text-style-name="P5" draw:layer="layout" svg:x1="4.135cm" svg:y1="3.654cm" svg:x2="4.135cm" svg:y2="8.154cm">
          <text:p/>
        </draw:line>
        <draw:line draw:style-name="gr7" draw:text-style-name="P5" draw:layer="layout" svg:x1="5.635cm" svg:y1="3.654cm" svg:x2="5.635cm" svg:y2="8.154cm">
          <text:p/>
        </draw:line>
        <draw:line draw:style-name="gr7" draw:text-style-name="P5" draw:layer="layout" svg:x1="4.135cm" svg:y1="3.654cm" svg:x2="4.135cm" svg:y2="8.154cm">
          <text:p/>
        </draw:line>
        <draw:line draw:style-name="gr7" draw:text-style-name="P5" draw:layer="layout" svg:x1="2.635cm" svg:y1="5.154cm" svg:x2="7.135cm" svg:y2="5.154cm">
          <text:p/>
        </draw:line>
        <draw:line draw:style-name="gr7" draw:text-style-name="P5" draw:layer="layout" svg:x1="2.635cm" svg:y1="6.654cm" svg:x2="7.135cm" svg:y2="6.654cm">
          <text:p/>
        </draw:line>
        <draw:line draw:style-name="gr8" draw:text-style-name="P5" draw:layer="layout" svg:x1="2.635cm" svg:y1="10.154cm" svg:x2="2.635cm" svg:y2="3.654cm">
          <text:p/>
        </draw:line>
        <draw:line draw:style-name="gr8" draw:text-style-name="P5" draw:layer="layout" svg:x1="9.38cm" svg:y1="3.654cm" svg:x2="2.635cm" svg:y2="3.654cm">
          <text:p/>
        </draw:line>
        <draw:g>
          <draw:line draw:style-name="gr9" draw:text-style-name="P1" draw:layer="layout" svg:x1="10.635cm" svg:y1="3.704cm" svg:x2="17.135cm" svg:y2="3.704cm">
            <text:p/>
          </draw:line>
          <draw:line draw:style-name="gr10" draw:text-style-name="P1" draw:layer="layout" svg:x1="10.135cm" svg:y1="8.223cm" svg:x2="17.635cm" svg:y2="8.223cm">
            <text:p/>
          </draw:line>
          <draw:line draw:style-name="gr11" draw:text-style-name="P1" draw:layer="layout" svg:x1="11.635cm" svg:y1="2.704cm" svg:x2="11.635cm" svg:y2="9.704cm">
            <text:p/>
          </draw:line>
          <draw:line draw:style-name="gr12" draw:text-style-name="P1" draw:layer="layout" svg:x1="16.058cm" svg:y1="2.704cm" svg:x2="16.058cm" svg:y2="9.204cm">
            <text:p/>
          </draw:line>
        </draw:g>
        <draw:frame draw:style-name="gr5" draw:text-style-name="P3" draw:layer="layout" svg:width="0.938cm" svg:height="0.518cm" svg:x="11.635cm" svg:y="8.133cm">
          <draw:text-box>
            <text:p text:style-name="P2"><text:span text:style-name="T1">(true)</text:span></text:p>
          </draw:text-box>
        </draw:frame>
        <draw:frame draw:style-name="gr5" draw:text-style-name="P3" draw:layer="layout" svg:width="1.077cm" svg:height="0.518cm" svg:x="16.058cm" svg:y="8.133cm">
          <draw:text-box>
            <text:p text:style-name="P2"><text:span text:style-name="T1">(false)</text:span></text:p>
          </draw:text-box>
        </draw:frame>
        <draw:frame draw:style-name="gr5" draw:text-style-name="P3" draw:layer="layout" svg:width="0.938cm" svg:height="0.518cm" svg:x="11.635cm" svg:y="3.704cm">
          <draw:text-box>
            <text:p text:style-name="P2"><text:span text:style-name="T1">(true)</text:span></text:p>
          </draw:text-box>
        </draw:frame>
        <draw:frame draw:style-name="gr5" draw:text-style-name="P3" draw:layer="layout" svg:width="0.938cm" svg:height="0.518cm" svg:x="16.058cm" svg:y="3.704cm">
          <draw:text-box>
            <text:p text:style-name="P2"><text:span text:style-name="T1">(true)</text:span></text:p>
          </draw:text-box>
        </draw:frame>
        <draw:frame draw:style-name="gr6" draw:text-style-name="P4" draw:layer="layout" svg:width="0.425cm" svg:height="1.106cm" svg:x="10.635cm" svg:y="5.205cm">
          <draw:text-box>
            <text:p text:style-name="P2"><text:span text:style-name="T2">1</text:span></text:p>
          </draw:text-box>
        </draw:frame>
        <draw:frame draw:style-name="gr6" draw:text-style-name="P4" draw:layer="layout" svg:width="0.425cm" svg:height="1.106cm" svg:x="16.635cm" svg:y="5.205cm">
          <draw:text-box>
            <text:p text:style-name="P2"><text:span text:style-name="T2">5</text:span></text:p>
          </draw:text-box>
        </draw:frame>
        <draw:frame draw:style-name="gr6" draw:text-style-name="P4" draw:layer="layout" svg:width="0.425cm" svg:height="1.106cm" svg:x="13.561cm" svg:y="2.428cm">
          <draw:text-box>
            <text:p text:style-name="P2"><text:span text:style-name="T2">3</text:span></text:p>
          </draw:text-box>
        </draw:frame>
        <draw:frame draw:style-name="gr6" draw:text-style-name="P4" draw:layer="layout" svg:width="0.425cm" svg:height="1.106cm" svg:x="10.636cm" svg:y="2.429cm">
          <draw:text-box>
            <text:p text:style-name="P2"><text:span text:style-name="T2">2</text:span></text:p>
          </draw:text-box>
        </draw:frame>
        <draw:frame draw:style-name="gr6" draw:text-style-name="P4" draw:layer="layout" svg:width="0.425cm" svg:height="1.106cm" svg:x="16.71cm" svg:y="2.429cm">
          <draw:text-box>
            <text:p text:style-name="P2"><text:span text:style-name="T2">4</text:span></text:p>
          </draw:text-box>
        </draw:frame>
        <draw:frame draw:style-name="gr6" draw:text-style-name="P4" draw:layer="layout" svg:width="0.425cm" svg:height="1.106cm" svg:x="13.561cm" svg:y="8.204cm">
          <draw:text-box>
            <text:p text:style-name="P2"><text:span text:style-name="T2">5</text:span></text:p>
          </draw:text-box>
        </draw:frame>
        <draw:frame draw:style-name="gr6" draw:text-style-name="P4" draw:layer="layout" svg:width="0.425cm" svg:height="1.106cm" svg:x="17.135cm" svg:y="8.205cm">
          <draw:text-box>
            <text:p text:style-name="P2"><text:span text:style-name="T2">5</text:span></text:p>
          </draw:text-box>
        </draw:frame>
        <draw:line draw:style-name="gr7" draw:text-style-name="P5" draw:layer="layout" svg:x1="13.135cm" svg:y1="3.723cm" svg:x2="13.135cm" svg:y2="8.223cm">
          <text:p/>
        </draw:line>
        <draw:line draw:style-name="gr7" draw:text-style-name="P5" draw:layer="layout" svg:x1="14.635cm" svg:y1="3.723cm" svg:x2="14.635cm" svg:y2="8.223cm">
          <text:p/>
        </draw:line>
        <draw:line draw:style-name="gr7" draw:text-style-name="P5" draw:layer="layout" svg:x1="13.135cm" svg:y1="3.723cm" svg:x2="13.135cm" svg:y2="8.223cm">
          <text:p/>
        </draw:line>
        <draw:line draw:style-name="gr7" draw:text-style-name="P5" draw:layer="layout" svg:x1="11.635cm" svg:y1="5.223cm" svg:x2="16.135cm" svg:y2="5.223cm">
          <text:p/>
        </draw:line>
        <draw:line draw:style-name="gr7" draw:text-style-name="P5" draw:layer="layout" svg:x1="11.635cm" svg:y1="6.723cm" svg:x2="16.135cm" svg:y2="6.723cm">
          <text:p/>
        </draw:line>
        <draw:frame draw:style-name="gr6" draw:text-style-name="P4" draw:layer="layout" svg:width="0.425cm" svg:height="1.106cm" svg:x="13.635cm" svg:y="5.206cm">
          <draw:text-box>
            <text:p text:style-name="P2"><text:span text:style-name="T2">5</text:span></text:p>
          </draw:text-box>
        </draw:frame>
        <draw:line draw:style-name="gr8" draw:text-style-name="P5" draw:layer="layout" svg:x1="11.636cm" svg:y1="10.204cm" svg:x2="11.636cm" svg:y2="3.704cm">
          <text:p/>
        </draw:line>
        <draw:line draw:style-name="gr8" draw:text-style-name="P5" draw:layer="layout" svg:x1="18.381cm" svg:y1="3.704cm" svg:x2="11.636cm" svg:y2="3.704cm">
          <text:p/>
        </draw:line>
        <draw:frame draw:style-name="gr6" draw:text-style-name="P6" draw:layer="layout" svg:width="7.925cm" svg:height="2.221cm" svg:x="10.21cm" svg:y="10.654cm">
          <draw:text-box>
            <text:p text:style-name="P2"><text:span text:style-name="T3">5 number of adjacent element</text:span></text:p>
            <text:p text:style-name="P2"><text:span text:style-name="T4">red is the very coarse cell boundary</text:span><text:span text:style-name="T4"><text:line-break/></text:span><text:span text:style-name="T4"> <text:s/>(i.e. at least two levels <text:s/>coarser)</text:span></text:p>
            <text:p text:style-name="P2"><text:span text:style-name="T5">green is the coarse grid boundary</text:span></text:p>
          </draw:text-box>
        </draw:frame>
        <draw:frame draw:style-name="gr6" draw:text-style-name="P4" draw:layer="layout" svg:width="0.425cm" svg:height="1.106cm" svg:x="10.636cm" svg:y="8.379cm">
          <draw:text-box>
            <text:p text:style-name="P2"><text:span text:style-name="T2">1</text:span></text:p>
          </draw:text-box>
        </draw:frame>
        <draw:frame draw:style-name="gr6" draw:text-style-name="P4" draw:layer="layout" svg:width="0.425cm" svg:height="1.106cm" svg:x="1.635cm" svg:y="8.154cm">
          <draw:text-box>
            <text:p text:style-name="P2"><text:span text:style-name="T2">1</text:span></text:p>
          </draw:text-box>
        </draw:frame>
        <draw:rect draw:style-name="gr13" draw:text-style-name="P5" draw:layer="layout" svg:width="4.222cm" svg:height="4.307cm" svg:x="2.758cm" svg:y="3.771cm">
          <text:p/>
        </draw:rect>
        <draw:line draw:style-name="gr14" draw:text-style-name="P5" draw:layer="layout" svg:x1="17.817cm" svg:y1="3.828cm" svg:x2="11.709cm" svg:y2="3.828cm">
          <text:p/>
        </draw:line>
        <draw:line draw:style-name="gr14" draw:text-style-name="P5" draw:layer="layout" svg:x1="11.635cm" svg:y1="10.154cm" svg:x2="11.709cm" svg:y2="3.828cm">
          <text:p/>
        </draw:line>
      </draw:page>
      <draw:page draw:name="AdjacencyListsEnumeration" draw:style-name="dp1" draw:master-page-name="Standard">
        <office:forms form:automatic-focus="false" form:apply-design-mode="false"/>
        <draw:g>
          <draw:rect draw:style-name="gr15" draw:text-style-name="P5" draw:layer="layout" svg:width="2cm" svg:height="2cm" svg:x="1.635cm" svg:y="3.154cm">
            <text:p/>
          </draw:rect>
          <draw:rect draw:style-name="gr15" draw:text-style-name="P5" draw:layer="layout" svg:width="2cm" svg:height="2cm" svg:x="3.635cm" svg:y="3.154cm">
            <text:p/>
          </draw:rect>
          <draw:rect draw:style-name="gr15" draw:text-style-name="P5" draw:layer="layout" svg:width="2cm" svg:height="2cm" svg:x="1.635cm" svg:y="5.154cm">
            <text:p/>
          </draw:rect>
          <draw:rect draw:style-name="gr15" draw:text-style-name="P5" draw:layer="layout" svg:width="2cm" svg:height="2cm" svg:x="3.635cm" svg:y="5.154cm">
            <text:p/>
          </draw:rect>
        </draw:g>
        <draw:g>
          <draw:rect draw:style-name="gr15" draw:text-style-name="P5" draw:layer="layout" svg:width="2cm" svg:height="2cm" svg:x="11.135cm" svg:y="3.154cm">
            <text:p/>
          </draw:rect>
          <draw:rect draw:style-name="gr15" draw:text-style-name="P5" draw:layer="layout" svg:width="2cm" svg:height="2cm" svg:x="13.135cm" svg:y="3.154cm">
            <text:p/>
          </draw:rect>
          <draw:rect draw:style-name="gr15" draw:text-style-name="P5" draw:layer="layout" svg:width="2cm" svg:height="2cm" svg:x="11.135cm" svg:y="5.154cm">
            <text:p/>
          </draw:rect>
          <draw:rect draw:style-name="gr15" draw:text-style-name="P5" draw:layer="layout" svg:width="2cm" svg:height="2cm" svg:x="13.135cm" svg:y="5.154cm">
            <text:p/>
          </draw:rect>
        </draw:g>
        <draw:frame draw:style-name="gr5" draw:layer="layout" svg:width="0.425cm" svg:height="1.025cm" svg:x="2.21cm" svg:y="5.654cm">
          <draw:text-box>
            <text:p text:style-name="P2">0</text:p>
          </draw:text-box>
        </draw:frame>
        <draw:frame draw:style-name="gr5" draw:layer="layout" svg:width="0.425cm" svg:height="1.025cm" svg:x="4.21cm" svg:y="5.654cm">
          <draw:text-box>
            <text:p text:style-name="P2">1</text:p>
          </draw:text-box>
        </draw:frame>
        <draw:frame draw:style-name="gr5" draw:layer="layout" svg:width="0.425cm" svg:height="1.025cm" svg:x="2.211cm" svg:y="3.654cm">
          <draw:text-box>
            <text:p text:style-name="P2">2</text:p>
          </draw:text-box>
        </draw:frame>
        <draw:frame draw:style-name="gr5" draw:layer="layout" svg:width="0.425cm" svg:height="1.025cm" svg:x="4.211cm" svg:y="3.654cm">
          <draw:text-box>
            <text:p text:style-name="P2">3</text:p>
          </draw:text-box>
        </draw:frame>
        <draw:line draw:style-name="gr16" draw:text-style-name="P5" draw:layer="layout" svg:x1="8.635cm" svg:y1="9.654cm" svg:x2="15.135cm" svg:y2="9.654cm">
          <text:p/>
        </draw:line>
        <draw:line draw:style-name="gr16" draw:text-style-name="P5" draw:layer="layout" svg:x1="9.135cm" svg:y1="10.154cm" svg:x2="9.135cm" svg:y2="2.654cm">
          <text:p/>
        </draw:line>
        <draw:line draw:style-name="gr16" draw:text-style-name="P5" draw:layer="layout" svg:x1="9.635cm" svg:y1="9.154cm" svg:x2="7.135cm" svg:y2="11.654cm">
          <text:p/>
        </draw:line>
        <draw:frame draw:style-name="gr5" draw:layer="layout" svg:width="0.425cm" svg:height="1.025cm" svg:x="11.709cm" svg:y="5.654cm">
          <draw:text-box>
            <text:p text:style-name="P2">0</text:p>
          </draw:text-box>
        </draw:frame>
        <draw:frame draw:style-name="gr5" draw:layer="layout" svg:width="0.425cm" svg:height="1.025cm" svg:x="13.709cm" svg:y="5.654cm">
          <draw:text-box>
            <text:p text:style-name="P2">1</text:p>
          </draw:text-box>
        </draw:frame>
        <draw:frame draw:style-name="gr5" draw:layer="layout" svg:width="0.425cm" svg:height="1.025cm" svg:x="11.71cm" svg:y="3.654cm">
          <draw:text-box>
            <text:p text:style-name="P2">2</text:p>
          </draw:text-box>
        </draw:frame>
        <draw:frame draw:style-name="gr5" draw:layer="layout" svg:width="0.425cm" svg:height="1.025cm" svg:x="13.71cm" svg:y="3.654cm">
          <draw:text-box>
            <text:p text:style-name="P2">3</text:p>
          </draw:text-box>
        </draw:frame>
        <draw:g>
          <draw:rect draw:style-name="gr17" draw:text-style-name="P5" draw:layer="layout" svg:width="2cm" svg:height="2cm" svg:x="10.135cm" svg:y="4.654cm">
            <text:p/>
          </draw:rect>
          <draw:rect draw:style-name="gr17" draw:text-style-name="P5" draw:layer="layout" svg:width="2cm" svg:height="2cm" svg:x="12.135cm" svg:y="4.654cm">
            <text:p/>
          </draw:rect>
          <draw:rect draw:style-name="gr17" draw:text-style-name="P5" draw:layer="layout" svg:width="2cm" svg:height="2cm" svg:x="10.135cm" svg:y="6.654cm">
            <text:p/>
          </draw:rect>
          <draw:rect draw:style-name="gr17" draw:text-style-name="P5" draw:layer="layout" svg:width="2cm" svg:height="2cm" svg:x="12.135cm" svg:y="6.654cm">
            <text:p/>
          </draw:rect>
        </draw:g>
        <draw:frame draw:style-name="gr5" draw:layer="layout" svg:width="0.425cm" svg:height="1.025cm" svg:x="10.709cm" svg:y="7.154cm">
          <draw:text-box>
            <text:p text:style-name="P2">4</text:p>
          </draw:text-box>
        </draw:frame>
        <draw:frame draw:style-name="gr5" draw:layer="layout" svg:width="0.425cm" svg:height="1.025cm" svg:x="12.709cm" svg:y="7.154cm">
          <draw:text-box>
            <text:p text:style-name="P2">5</text:p>
          </draw:text-box>
        </draw:frame>
        <draw:frame draw:style-name="gr5" draw:layer="layout" svg:width="0.425cm" svg:height="1.025cm" svg:x="10.71cm" svg:y="5.154cm">
          <draw:text-box>
            <text:p text:style-name="P2">6</text:p>
          </draw:text-box>
        </draw:frame>
        <draw:frame draw:style-name="gr5" draw:layer="layout" svg:width="0.425cm" svg:height="1.025cm" svg:x="12.71cm" svg:y="5.154cm">
          <draw:text-box>
            <text:p text:style-name="P2"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.654cm" fo:margin-bottom="14.829cm" fo:margin-left="0.635cm" fo:margin-right="2.58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creation-date>2006-07-23T11:09:54</meta:creation-date>
    <dc:date>2010-10-28T07:28:50</dc:date>
    <dc:language>en-US</dc:language>
    <meta:editing-cycles>22</meta:editing-cycles>
    <meta:editing-duration>PT01H28M31S</meta:editing-duration>
    <dc:creator>Tobias Weinzierl</dc:creator>
    <meta:document-statistic meta:object-count="84"/>
    <meta:user-defined meta:name="Info 1"/>
    <meta:user-defined meta:name="Info 2"/>
    <meta:user-defined meta:name="Info 3"/>
    <meta:user-defined meta:name="Info 4"/>
  </office:meta>
</office:document-meta>
</file>